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text-properties officeooo:rsid="004fef0b" officeooo:paragraph-rsid="0054fbf0"/>
    </style:style>
    <style:style style:name="P7" style:family="paragraph" style:parent-style-name="Heading_20_3">
      <style:text-properties officeooo:rsid="004fef0b" officeooo:paragraph-rsid="0054fbf0"/>
    </style:style>
    <style:style style:name="P8" style:family="paragraph" style:parent-style-name="Standard">
      <style:text-properties officeooo:rsid="004fef0b" officeooo:paragraph-rsid="0054fbf0"/>
    </style:style>
    <style:style style:name="P9" style:family="paragraph" style:parent-style-name="Heading_20_3">
      <style:text-properties officeooo:rsid="0057c35d" officeooo:paragraph-rsid="0057c35d"/>
    </style:style>
    <style:style style:name="P10" style:family="paragraph" style:parent-style-name="Standard">
      <style:text-properties officeooo:rsid="0057c35d" officeooo:paragraph-rsid="0057c35d"/>
    </style:style>
    <style:style style:name="P11" style:family="paragraph" style:parent-style-name="Heading_20_3">
      <style:text-properties officeooo:rsid="0059ecc4" officeooo:paragraph-rsid="0059ecc4"/>
    </style:style>
    <style:style style:name="P12" style:family="paragraph" style:parent-style-name="Standard">
      <style:text-properties officeooo:rsid="0059ecc4" officeooo:paragraph-rsid="0059ecc4"/>
    </style:style>
    <style:style style:name="P13" style:family="paragraph" style:parent-style-name="Standard">
      <style:text-properties officeooo:rsid="005a1e20" officeooo:paragraph-rsid="005a1e20"/>
    </style:style>
    <style:style style:name="P14" style:family="paragraph" style:parent-style-name="Standard">
      <style:text-properties officeooo:paragraph-rsid="0054fbf0"/>
    </style:style>
    <style:style style:name="P15" style:family="paragraph" style:parent-style-name="Heading_20_2">
      <style:paragraph-properties fo:break-before="page"/>
    </style:style>
    <style:style style:name="P16" style:family="paragraph" style:parent-style-name="Standard">
      <style:text-properties officeooo:paragraph-rsid="0003be07"/>
    </style:style>
    <style:style style:name="P17" style:family="paragraph" style:parent-style-name="Standard">
      <style:text-properties officeooo:rsid="000b7ef9" officeooo:paragraph-rsid="000b7ef9"/>
    </style:style>
    <style:style style:name="P18" style:family="paragraph" style:parent-style-name="Standard">
      <style:text-properties officeooo:paragraph-rsid="000bde07"/>
    </style:style>
    <style:style style:name="P19" style:family="paragraph" style:parent-style-name="Standard">
      <style:text-properties officeooo:rsid="000bde07" officeooo:paragraph-rsid="000bde07"/>
    </style:style>
    <style:style style:name="P20" style:family="paragraph" style:parent-style-name="Standard">
      <style:text-properties officeooo:paragraph-rsid="000e2b3f"/>
    </style:style>
    <style:style style:name="P21" style:family="paragraph" style:parent-style-name="List_20_Paragraph" style:list-style-name="WWNum1"/>
    <style:style style:name="P22" style:family="paragraph" style:parent-style-name="List_20_Paragraph" style:list-style-name="WWNum5"/>
    <style:style style:name="P23" style:family="paragraph" style:parent-style-name="List_20_Paragraph" style:list-style-name="WWNum6"/>
    <style:style style:name="P24" style:family="paragraph" style:parent-style-name="List_20_Paragraph" style:list-style-name="WWNum6">
      <style:text-properties style:text-underline-style="solid" style:text-underline-width="auto" style:text-underline-color="font-color"/>
    </style:style>
    <style:style style:name="P25" style:family="paragraph" style:parent-style-name="Heading_20_3">
      <style:paragraph-properties fo:break-before="page"/>
    </style:style>
    <style:style style:name="P26" style:family="paragraph" style:parent-style-name="Standard">
      <style:text-properties officeooo:rsid="001330d8" officeooo:paragraph-rsid="001330d8"/>
    </style:style>
    <style:style style:name="P27" style:family="paragraph" style:parent-style-name="Heading_20_4">
      <style:text-properties officeooo:rsid="001e8682" officeooo:paragraph-rsid="001e8682"/>
    </style:style>
    <style:style style:name="P28" style:family="paragraph" style:parent-style-name="Standard">
      <style:text-properties officeooo:rsid="003308a5" officeooo:paragraph-rsid="00339342"/>
    </style:style>
    <style:style style:name="P29" style:family="paragraph" style:parent-style-name="Heading_20_4">
      <style:text-properties officeooo:rsid="00211e35" officeooo:paragraph-rsid="00211e35"/>
    </style:style>
    <style:style style:name="P30" style:family="paragraph" style:parent-style-name="Standard">
      <style:text-properties officeooo:rsid="00211e35" officeooo:paragraph-rsid="00211e35"/>
    </style:style>
    <style:style style:name="P31" style:family="paragraph" style:parent-style-name="Heading_20_4">
      <style:text-properties officeooo:rsid="0027b836" officeooo:paragraph-rsid="0027b836"/>
    </style:style>
    <style:style style:name="P32" style:family="paragraph" style:parent-style-name="Standard">
      <style:text-properties officeooo:rsid="0027b836" officeooo:paragraph-rsid="0027b836"/>
    </style:style>
    <style:style style:name="P33" style:family="paragraph" style:parent-style-name="Heading_20_4">
      <style:text-properties officeooo:rsid="002b327f" officeooo:paragraph-rsid="002b327f"/>
    </style:style>
    <style:style style:name="P34" style:family="paragraph" style:parent-style-name="Standard">
      <style:text-properties officeooo:rsid="002b327f" officeooo:paragraph-rsid="002b327f"/>
    </style:style>
    <style:style style:name="P35" style:family="paragraph" style:parent-style-name="Heading_20_4">
      <style:text-properties officeooo:rsid="003919d3" officeooo:paragraph-rsid="003919d3"/>
    </style:style>
    <style:style style:name="P36" style:family="paragraph" style:parent-style-name="Standard">
      <style:text-properties officeooo:rsid="003919d3" officeooo:paragraph-rsid="003919d3"/>
    </style:style>
    <style:style style:name="P37" style:family="paragraph" style:parent-style-name="Standard">
      <style:text-properties officeooo:rsid="00133339" officeooo:paragraph-rsid="00133339"/>
    </style:style>
    <style:style style:name="P38" style:family="paragraph" style:parent-style-name="Heading_20_4">
      <style:text-properties officeooo:rsid="003a1236" officeooo:paragraph-rsid="003a1236"/>
    </style:style>
    <style:style style:name="P39" style:family="paragraph" style:parent-style-name="Standard">
      <style:text-properties officeooo:rsid="003a1236" officeooo:paragraph-rsid="003a1236"/>
    </style:style>
    <style:style style:name="P40" style:family="paragraph" style:parent-style-name="Standard">
      <style:text-properties officeooo:rsid="003a481b" officeooo:paragraph-rsid="003a481b"/>
    </style:style>
    <style:style style:name="P41" style:family="paragraph" style:parent-style-name="Heading_20_4">
      <style:text-properties officeooo:rsid="00211e35" officeooo:paragraph-rsid="003c1cc1"/>
    </style:style>
    <style:style style:name="P42" style:family="paragraph" style:parent-style-name="Standard">
      <style:text-properties officeooo:rsid="003c1cc1" officeooo:paragraph-rsid="003c1cc1"/>
    </style:style>
    <style:style style:name="P43" style:family="paragraph" style:parent-style-name="Heading_20_4">
      <style:text-properties officeooo:rsid="0027b836" officeooo:paragraph-rsid="003de28e"/>
    </style:style>
    <style:style style:name="P44" style:family="paragraph" style:parent-style-name="Standard">
      <style:text-properties officeooo:rsid="003de28e" officeooo:paragraph-rsid="003de28e"/>
    </style:style>
    <style:style style:name="P45" style:family="paragraph" style:parent-style-name="Heading_20_4">
      <style:text-properties officeooo:rsid="00420fb5" officeooo:paragraph-rsid="00420fb5"/>
    </style:style>
    <style:style style:name="P46" style:family="paragraph" style:parent-style-name="Standard">
      <style:text-properties officeooo:rsid="00420fb5" officeooo:paragraph-rsid="00420fb5"/>
    </style:style>
    <style:style style:name="P47" style:family="paragraph" style:parent-style-name="Heading_20_4">
      <style:text-properties officeooo:rsid="0042e9c5" officeooo:paragraph-rsid="0042e9c5"/>
    </style:style>
    <style:style style:name="P48" style:family="paragraph" style:parent-style-name="Standard">
      <style:text-properties officeooo:rsid="0042e9c5" officeooo:paragraph-rsid="0042e9c5"/>
    </style:style>
    <style:style style:name="P49" style:family="paragraph" style:parent-style-name="Heading_20_2">
      <style:paragraph-properties fo:break-before="page"/>
      <style:text-properties officeooo:rsid="0043d07c" officeooo:paragraph-rsid="0043d07c"/>
    </style:style>
    <style:style style:name="P50" style:family="paragraph" style:parent-style-name="Heading_20_3">
      <style:text-properties officeooo:rsid="0043d07c" officeooo:paragraph-rsid="0043d07c"/>
    </style:style>
    <style:style style:name="P51" style:family="paragraph" style:parent-style-name="Heading_20_4">
      <style:text-properties officeooo:rsid="0043d07c" officeooo:paragraph-rsid="0043d07c"/>
    </style:style>
    <style:style style:name="P52" style:family="paragraph" style:parent-style-name="Standard">
      <style:text-properties officeooo:rsid="0043d07c" officeooo:paragraph-rsid="0043d07c"/>
    </style:style>
    <style:style style:name="P53" style:family="paragraph" style:parent-style-name="Heading_20_4">
      <style:text-properties officeooo:rsid="0043dfb1" officeooo:paragraph-rsid="0043dfb1"/>
    </style:style>
    <style:style style:name="P54" style:family="paragraph" style:parent-style-name="Standard">
      <style:text-properties officeooo:rsid="0043dfb1" officeooo:paragraph-rsid="0043dfb1"/>
    </style:style>
    <style:style style:name="P55" style:family="paragraph" style:parent-style-name="Heading_20_3">
      <style:text-properties officeooo:rsid="00484709" officeooo:paragraph-rsid="00484709"/>
    </style:style>
    <style:style style:name="P56" style:family="paragraph" style:parent-style-name="Heading_20_4">
      <style:text-properties officeooo:rsid="00484709" officeooo:paragraph-rsid="00484709"/>
    </style:style>
    <style:style style:name="P57" style:family="paragraph" style:parent-style-name="Standard">
      <style:text-properties officeooo:rsid="00484709" officeooo:paragraph-rsid="00484709"/>
    </style:style>
    <style:style style:name="P58" style:family="paragraph" style:parent-style-name="Heading_20_3">
      <style:text-properties officeooo:rsid="004ceafc" officeooo:paragraph-rsid="004ceafc"/>
    </style:style>
    <style:style style:name="P59" style:family="paragraph" style:parent-style-name="Heading_20_4">
      <style:text-properties officeooo:rsid="004ceafc" officeooo:paragraph-rsid="004ceafc"/>
    </style:style>
    <style:style style:name="P60" style:family="paragraph" style:parent-style-name="Standard">
      <style:text-properties officeooo:rsid="004ceafc" officeooo:paragraph-rsid="004ceafc"/>
    </style:style>
    <style:style style:name="T1" style:family="text">
      <style:text-properties officeooo:rsid="00631335"/>
    </style:style>
    <style:style style:name="T2" style:family="text">
      <style:text-properties officeooo:rsid="00516615"/>
    </style:style>
    <style:style style:name="T3" style:family="text">
      <style:text-properties officeooo:rsid="005a1e20"/>
    </style:style>
    <style:style style:name="T4" style:family="text">
      <style:text-properties officeooo:rsid="0003be07"/>
    </style:style>
    <style:style style:name="T5" style:family="text">
      <style:text-properties officeooo:rsid="00056702"/>
    </style:style>
    <style:style style:name="T6" style:family="text">
      <style:text-properties officeooo:rsid="000bde07"/>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cfd04"/>
    </style:style>
    <style:style style:name="T10" style:family="text">
      <style:text-properties officeooo:rsid="001115cb"/>
    </style:style>
    <style:style style:name="T11" style:family="text">
      <style:text-properties officeooo:rsid="00125331"/>
    </style:style>
    <style:style style:name="T12" style:family="text">
      <style:text-properties officeooo:rsid="00128c18"/>
    </style:style>
    <style:style style:name="T13" style:family="text">
      <style:text-properties officeooo:rsid="000f5963"/>
    </style:style>
    <style:style style:name="T14"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5" style:family="text">
      <style:text-properties style:text-underline-style="solid" style:text-underline-width="auto" style:text-underline-color="font-color"/>
    </style:style>
    <style:style style:name="T16" style:family="text">
      <style:text-properties fo:font-weight="bold" style:font-weight-asian="bold" style:font-weight-complex="bold"/>
    </style:style>
    <style:style style:name="T17" style:family="text">
      <style:text-properties officeooo:rsid="005c3e9b"/>
    </style:style>
    <style:style style:name="T18" style:family="text">
      <style:text-properties officeooo:rsid="005d634f"/>
    </style:style>
    <style:style style:name="T19" style:family="text">
      <style:text-properties officeooo:rsid="00603db4"/>
    </style:style>
    <style:style style:name="T20" style:family="text">
      <style:text-properties officeooo:rsid="001cafd1"/>
    </style:style>
    <style:style style:name="T21" style:family="text">
      <style:text-properties officeooo:rsid="001f0451"/>
    </style:style>
    <style:style style:name="T22" style:family="text">
      <style:text-properties officeooo:rsid="00350c45"/>
    </style:style>
    <style:style style:name="T23" style:family="text">
      <style:text-properties officeooo:rsid="0024bcbc"/>
    </style:style>
    <style:style style:name="T24" style:family="text">
      <style:text-properties officeooo:rsid="0025fed0"/>
    </style:style>
    <style:style style:name="T25" style:family="text">
      <style:text-properties officeooo:rsid="0026095e"/>
    </style:style>
    <style:style style:name="T26" style:family="text">
      <style:text-properties officeooo:rsid="0022d8a0"/>
    </style:style>
    <style:style style:name="T27" style:family="text">
      <style:text-properties officeooo:rsid="00611426"/>
    </style:style>
    <style:style style:name="T28" style:family="text">
      <style:text-properties officeooo:rsid="00297071"/>
    </style:style>
    <style:style style:name="T29" style:family="text">
      <style:text-properties officeooo:rsid="002b7beb"/>
    </style:style>
    <style:style style:name="T30" style:family="text">
      <style:text-properties officeooo:rsid="002d682d"/>
    </style:style>
    <style:style style:name="T31" style:family="text">
      <style:text-properties officeooo:rsid="002fd93c"/>
    </style:style>
    <style:style style:name="T32" style:family="text">
      <style:text-properties officeooo:rsid="0061eea7"/>
    </style:style>
    <style:style style:name="T33" style:family="text">
      <style:text-properties officeooo:rsid="003b8566"/>
    </style:style>
    <style:style style:name="T34" style:family="text">
      <style:text-properties officeooo:rsid="0040817a"/>
    </style:style>
    <style:style style:name="T35" style:family="text">
      <style:text-properties officeooo:rsid="003cb9c7"/>
    </style:style>
    <style:style style:name="T36" style:family="text">
      <style:text-properties officeooo:rsid="003e3c49"/>
    </style:style>
    <style:style style:name="T37" style:family="text">
      <style:text-properties officeooo:rsid="003f5182"/>
    </style:style>
    <style:style style:name="T38" style:family="text">
      <style:text-properties officeooo:rsid="0043dfb1"/>
    </style:style>
    <style:style style:name="T39"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text:span text:style-name="T1">gramming Project</text:span></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1272_313136810" text:style-name="Index_20_Link" text:visited-style-name="Index_20_Link">Features Solvable by Computational Methods<text:tab/>3</text:a></text:p>
          <text:p text:style-name="P3"><text:a xlink:type="simple" xlink:href="#__RefHeading___Toc1274_313136810" text:style-name="Index_20_Link" text:visited-style-name="Index_20_Link">Querying &amp; Inserting Data<text:tab/>3</text:a></text:p>
          <text:p text:style-name="P3"><text:a xlink:type="simple" xlink:href="#__RefHeading___Toc1189_3861600714" text:style-name="Index_20_Link" text:visited-style-name="Index_20_Link">Iteration<text:tab/>3</text:a></text:p>
          <text:p text:style-name="P3"><text:a xlink:type="simple" xlink:href="#__RefHeading___Toc1206_3023601353" text:style-name="Index_20_Link" text:visited-style-name="Index_20_Link">Sorting<text:tab/>3</text:a></text:p>
          <text:p text:style-name="P2"><text:a xlink:type="simple" xlink:href="#__RefHeading___Toc929_380478485" text:style-name="Index_20_Link" text:visited-style-name="Index_20_Link">Features<text:tab/>4</text:a></text:p>
          <text:p text:style-name="P3"><text:a xlink:type="simple" xlink:href="#__RefHeading___Toc931_380478485" text:style-name="Index_20_Link" text:visited-style-name="Index_20_Link">Graphical User Interface<text:tab/>4</text:a></text:p>
          <text:p text:style-name="P3"><text:a xlink:type="simple" xlink:href="#__RefHeading___Toc933_380478485" text:style-name="Index_20_Link" text:visited-style-name="Index_20_Link">Database<text:tab/>4</text:a></text:p>
          <text:p text:style-name="P3"><text:a xlink:type="simple" xlink:href="#__RefHeading___Toc935_380478485" text:style-name="Index_20_Link" text:visited-style-name="Index_20_Link">Login System<text:tab/>4</text:a></text:p>
          <text:p text:style-name="P3"><text:a xlink:type="simple" xlink:href="#__RefHeading___Toc937_380478485" text:style-name="Index_20_Link" text:visited-style-name="Index_20_Link">Leaderboard<text:tab/>4</text:a></text:p>
          <text:p text:style-name="P3"><text:a xlink:type="simple" xlink:href="#__RefHeading___Toc939_380478485" text:style-name="Index_20_Link" text:visited-style-name="Index_20_Link">Inventory System<text:tab/>5</text:a></text:p>
          <text:p text:style-name="P3"><text:a xlink:type="simple" xlink:href="#__RefHeading___Toc941_380478485" text:style-name="Index_20_Link" text:visited-style-name="Index_20_Link">Chance Actions<text:tab/>5</text:a></text:p>
          <text:p text:style-name="P3"><text:a xlink:type="simple" xlink:href="#__RefHeading___Toc943_380478485" text:style-name="Index_20_Link" text:visited-style-name="Index_20_Link">Adaptive Rooms<text:tab/>5</text:a></text:p>
          <text:p text:style-name="P3"><text:a xlink:type="simple" xlink:href="#__RefHeading___Toc945_380478485" text:style-name="Index_20_Link" text:visited-style-name="Index_20_Link">Adaptive Map<text:tab/>5</text:a></text:p>
          <text:p text:style-name="P2"><text:a xlink:type="simple" xlink:href="#__RefHeading___Toc949_380478485" text:style-name="Index_20_Link" text:visited-style-name="Index_20_Link">Stakeholders<text:tab/>7</text:a></text:p>
          <text:p text:style-name="P3"><text:a xlink:type="simple" xlink:href="#__RefHeading___Toc951_380478485" text:style-name="Index_20_Link" text:visited-style-name="Index_20_Link">Internal<text:tab/>7</text:a></text:p>
          <text:p text:style-name="P3"><text:a xlink:type="simple" xlink:href="#__RefHeading___Toc959_380478485" text:style-name="Index_20_Link" text:visited-style-name="Index_20_Link">External<text:tab/>8</text:a></text:p>
          <text:p text:style-name="P2"><text:a xlink:type="simple" xlink:href="#__RefHeading___Toc963_380478485" text:style-name="Index_20_Link" text:visited-style-name="Index_20_Link">Similar Games<text:tab/>9</text:a></text:p>
          <text:p text:style-name="P3"><text:a xlink:type="simple" xlink:href="#__RefHeading___Toc965_380478485" text:style-name="Index_20_Link" text:visited-style-name="Index_20_Link">Zork<text:tab/>9</text:a></text:p>
          <text:p text:style-name="P3"><text:a xlink:type="simple" xlink:href="#__RefHeading___Toc969_380478485" text:style-name="Index_20_Link" text:visited-style-name="Index_20_Link">The Hobbit<text:tab/>11</text:a></text:p>
          <text:p text:style-name="P3"><text:a xlink:type="simple" xlink:href="#__RefHeading___Toc973_380478485" text:style-name="Index_20_Link" text:visited-style-name="Index_20_Link">Pokémon Red/Blue/Yellow (1999)<text:tab/>13</text:a></text:p>
          <text:p text:style-name="P2"><text:a xlink:type="simple" xlink:href="#__RefHeading___Toc977_380478485" text:style-name="Index_20_Link" text:visited-style-name="Index_20_Link">Limitations<text:tab/>15</text:a></text:p>
          <text:p text:style-name="P3"><text:a xlink:type="simple" xlink:href="#__RefHeading___Toc979_380478485" text:style-name="Index_20_Link" text:visited-style-name="Index_20_Link">Simple Commands<text:tab/>15</text:a></text:p>
          <text:p text:style-name="P3"><text:a xlink:type="simple" xlink:href="#__RefHeading___Toc981_380478485" text:style-name="Index_20_Link" text:visited-style-name="Index_20_Link">Simple GUI<text:tab/>15</text:a></text:p>
          <text:p text:style-name="P3"><text:a xlink:type="simple" xlink:href="#__RefHeading___Toc983_380478485" text:style-name="Index_20_Link" text:visited-style-name="Index_20_Link">Requires Java<text:tab/>15</text:a></text:p>
          <text:p text:style-name="P3"><text:a xlink:type="simple" xlink:href="#__RefHeading___Toc985_380478485" text:style-name="Index_20_Link" text:visited-style-name="Index_20_Link">Linear Storyline<text:tab/>15</text:a></text:p>
          <text:p text:style-name="P2"><text:a xlink:type="simple" xlink:href="#__RefHeading___Toc928_4034963721" text:style-name="Index_20_Link" text:visited-style-name="Index_20_Link">Requirements<text:tab/>16</text:a></text:p>
          <text:p text:style-name="P3"><text:a xlink:type="simple" xlink:href="#__RefHeading___Toc930_4034963721" text:style-name="Index_20_Link" text:visited-style-name="Index_20_Link">Development<text:tab/>16</text:a></text:p>
          <text:p text:style-name="P3"><text:a xlink:type="simple" xlink:href="#__RefHeading___Toc932_4034963721" text:style-name="Index_20_Link" text:visited-style-name="Index_20_Link">Post-Development<text:tab/>17</text:a></text:p>
          <text:p text:style-name="P2"><text:a xlink:type="simple" xlink:href="#__RefHeading___Toc1083_1552378923" text:style-name="Index_20_Link" text:visited-style-name="Index_20_Link">Success Criteria<text:tab/>19</text:a></text:p>
          <text:p text:style-name="P3"><text:a xlink:type="simple" xlink:href="#__RefHeading___Toc1085_1552378923" text:style-name="Index_20_Link" text:visited-style-name="Index_20_Link">#1 - Functional GUI<text:tab/>19</text:a></text:p>
          <text:p text:style-name="P3"><text:a xlink:type="simple" xlink:href="#__RefHeading___Toc1124_3278434874" text:style-name="Index_20_Link" text:visited-style-name="Index_20_Link">#2 – Room descriptions<text:tab/>19</text:a></text:p>
          <text:p text:style-name="P3"><text:a xlink:type="simple" xlink:href="#__RefHeading___Toc1128_1941775689" text:style-name="Index_20_Link" text:visited-style-name="Index_20_Link">#3 – Good combat system<text:tab/>19</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start text:name="__RefHeading___Toc1272_313136810"/>Features <text:span text:style-name="T2">Solvable by Computational Methods</text:span><text:bookmark-end text:name="__RefHeading___Toc1272_313136810"/></text:h>
      <text:h text:style-name="P7" text:outline-level="3"><text:bookmark-start text:name="__RefHeading___Toc1274_313136810"/>Querying &amp; Inserting Data<text:bookmark-end text:name="__RefHeading___Toc1274_313136810"/></text:h>
      <text:p text:style-name="P8">The program will have to query data from the database when logging into an account to check for matching data, and when displaying the leaderboard.</text:p>
      <text:p text:style-name="P8">It will have to insert data into the database when creating a new account, and when saving players’ highest scores.</text:p>
      <text:h text:style-name="P9" text:outline-level="3"><text:bookmark-start text:name="__RefHeading___Toc1189_3861600714"/>Iteration<text:bookmark-end text:name="__RefHeading___Toc1189_3861600714"/></text:h>
      <text:p text:style-name="P10">After the game begins, the entirety of the code will be running through iteration, as it will be a constant loop of describing the world, and the player entering commands.</text:p>
      <text:p text:style-name="P10">When executing certain commands (such as use, take, and examine), the program will use iteration to determine what items and/or entities the player is referencing by looping through everything in their inventory and in the room they’re currently in.</text:p>
      <text:h text:style-name="P11" text:outline-level="3"><text:bookmark-start text:name="__RefHeading___Toc1206_3023601353"/>Sorting<text:bookmark-end text:name="__RefHeading___Toc1206_3023601353"/></text:h>
      <text:p text:style-name="P12">When viewing the leaderboard, the game will use an insertion sort algorithm to retrieve a certain number of high scores and display them to the player in order <text:span text:style-name="T3">of highest to lowest</text:span>.</text:p>
      <text:p text:style-name="P13">The player’s inventory will also utilise an insertion sort algorithm to put all items in order alphabetically.</text:p>
      <text:p text:style-name="P14"/>
      <text:h text:style-name="P15"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16"><text:span text:style-name="T4">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5">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17">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18">When the game first loads, there will be a login screen where the user can <text:span text:style-name="T6">create</text:span>/login to an account. When <text:span text:style-name="T6">creating</text:span> an account, <text:span text:style-name="T6">the program will query the database to see if the username is available. If it is, </text:span>the program will hash the password and store it with the username. When logging in, the program will hash the entered password and check it against the one stored <text:span text:style-name="T6">in the database</text:span>, and if they do not match, the user will not be able to log in.</text:p>
      <text:p text:style-name="P19">When the game is launched, it will test the connection with the database. If the connection fails, the game will enter a <text:span text:style-name="T7">guest</text:span><text:span text:style-name="T8">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20">From the main menu, users will be able to access the <text:span text:style-name="T9">global</text:span> leaderboard. <text:span text:style-name="T9">The program will query the database for all the players’ usernames and scores, and display a set amount of players’ top scores with their usernames. This </text:span><text:span text:style-name="T10">will</text:span><text:span text:style-name="T9"> be innefficient if there </text:span><text:span text:style-name="T11">is</text:span><text:span text:style-name="T9"> a large number of </text:span><text:span text:style-name="T10">players</text:span><text:span text:style-name="T9">, as it </text:span><text:span text:style-name="T12">will</text:span><text:span text:style-name="T9"> discard the majority, but this should not be a problem in this project.</text:span></text:p>
      <text:p text:style-name="P20"><text:span text:style-name="T9">If I were to fix this, I would most likely use two tables: one </text:span><text:span text:style-name="T13">to store the </text:span><text:span text:style-name="T10">player</text:span><text:span text:style-name="T13"> data</text:span><text:span text:style-name="T9">, and one </text:span><text:span text:style-name="T13">to store the top n player usernames and scores</text:span><text:span text:style-name="T9">. The table for </text:span><text:span text:style-name="T13">the</text:span><text:span text:style-name="T9"> scores would then update </text:span><text:soft-page-break/><text:span text:style-name="T9">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3">Symbol </text:span>Key:</text:h>
      <text:list text:style-name="WWNum1">
        <text:list-item>
          <text:p text:style-name="P21">Wall</text:p>
          <text:list>
            <text:list-item>
              <text:p text:style-name="P21"><text:span text:style-name="T14">│</text:span> ┌ ─ ┐ ├ ┤ ┼ └ ┘ ┬ ┴</text:p>
            </text:list-item>
          </text:list>
        </text:list-item>
        <text:list-item>
          <text:p text:style-name="P21">Door</text:p>
          <text:list>
            <text:list-item>
              <text:p text:style-name="P21">═ ║</text:p>
            </text:list-item>
          </text:list>
        </text:list-item>
      </text:list>
      <text:p text:style-name="Standard"/>
      <text:h text:style-name="P15"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22" loext:marker-style-name="T15"><text:span text:style-name="T15">Intuitive controls</text:span><text:span text:style-name="T15"/></text:p>
        </text:list-item>
      </text:list>
      <text:p text:style-name="List_20_Paragraph"><text:span text:style-name="T16">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6">How</text:span>: <text:span text:style-name="T17">f</text:span>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22" loext:marker-style-name="T15"><text:span text:style-name="T15">Challenging sections</text:span><text:span text:style-name="T15"/></text:p>
        </text:list-item>
      </text:list>
      <text:p text:style-name="List_20_Paragraph"><text:span text:style-name="T16">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6">How</text:span>: the game will contain challenging puzzles and enemies that are difficult to defeat.</text:p>
      <text:list text:continue-numbering="true" text:style-name="WWNum5">
        <text:list-item>
          <text:p text:style-name="P22" loext:marker-style-name="T15"><text:span text:style-name="T15">Fun combat system</text:span><text:span text:style-name="T15"/></text:p>
        </text:list-item>
      </text:list>
      <text:p text:style-name="List_20_Paragraph"><text:span text:style-name="T16">Why</text:span>: as younger players will likely be used to modern games such as first-person shooters, the game will need a combat system that is fun and will keep the player engaged.</text:p>
      <text:p text:style-name="List_20_Paragraph"><text:span text:style-name="T16">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text:soft-page-break/>likely to have played them as children. They will likely be playing due to nostalgia.</text:p>
      <text:h text:style-name="Heading_20_5" text:outline-level="5">Requirements</text:h>
      <text:list text:style-name="WWNum6">
        <text:list-item>
          <text:p text:style-name="P23" loext:marker-style-name="T15"><text:span text:style-name="T15">Classic look and feel</text:span><text:span text:style-name="T15"/></text:p>
        </text:list-item>
      </text:list>
      <text:p text:style-name="List_20_Paragraph"><text:span text:style-name="T16">Why</text:span>: as older players will most likely be playing due to nostalgia, it is important that the game will look and feel similar to those they would’ve played as children.</text:p>
      <text:p text:style-name="List_20_Paragraph"><text:span text:style-name="T16">How</text:span>: I will take inspiration from original text-based adventure games such as Zork and The Hobbit, incorporating key elements such as old-fashioned fonts and looking like a console.</text:p>
      <text:list text:continue-numbering="true" text:style-name="WWNum6">
        <text:list-item>
          <text:p text:style-name="P23" loext:marker-style-name="T15"><text:span text:style-name="T15">Engaging storyline</text:span><text:span text:style-name="T15"/></text:p>
        </text:list-item>
      </text:list>
      <text:p text:style-name="List_20_Paragraph"><text:span text:style-name="T16">Why</text:span>: as older players are typically more invested in the story of a game compared to younger players, it’s important to maintain its quality throughout the game to keep them engaged.</text:p>
      <text:p text:style-name="List_20_Paragraph"><text:span text:style-name="T16">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24">Follow the PEGI Code</text:p>
        </text:list-item>
      </text:list>
      <text:p text:style-name="List_20_Paragraph"><text:span text:style-name="T16">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6">How</text:span>: the game will be in compliance with the applicable data protection and privacy laws. It will also not contain any monetisation methods.</text:p>
      <text:p text:style-name="Standard"/>
      <text:h text:style-name="P15"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25"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25"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ext:span text:style-name="T18">s</text:span>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text:span text:style-name="T19">battling</text:span>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15"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5"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26">As the game will be programmed in Java, any machines it is developed on will require a JDK installed. <text:span text:style-name="T20">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26">To develop the game, machines will also require a Java-compatable IDE. For Space, I will be using IntelliJ IDEA, as it is equipped with lots of functionality for preventing and locating bugs.</text:p>
      <text:h text:style-name="P27" text:outline-level="4">Operating System</text:h>
      <text:p text:style-name="P28">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8"><text:span text:style-name="T21">Older versions </text:span><text:span text:style-name="T22">and other operating systems</text:span><text:span text:style-name="T21"> will not be compatable with either some or all of the development tools, and therefore won’t be usable.</text:span></text:p>
      <text:h text:style-name="P29" text:outline-level="4">R<text:span text:style-name="T23">andom Access Memory (RAM)</text:span></text:h>
      <text:p text:style-name="P30">According to IntelliJ IDEA’s system requirements, the minimum amount of RAM <text:span text:style-name="T24">needed</text:span> to run the <text:span text:style-name="T25">software</text:span> is 2 GB.</text:p>
      <text:p text:style-name="P30">RAM is the primary storage of a computer, and is used to hold instructions and data for programs that are currently running. If the machine runs out of RAM, it will become very slow to use and can <text:span text:style-name="T26">eventually crash.</text:span></text:p>
      <text:h text:style-name="P31" text:outline-level="4">Central Processing Unit (CPU)</text:h>
      <text:p text:style-name="P32">According to IntelliJ IDEA’s system requirements, the minimum CPU needed to run the software is any modern CPU, but it strongly recommends a multi-core one as it supports multithreading.</text:p>
      <text:p text:style-name="P32">A CPU handles all the instructions from programs and the computer. Each core is esentially another connected <text:span text:style-name="T27">processor</text:span>, and it allows programs that support multithreading to run instructions <text:span text:style-name="T28">in parallel</text:span>, making them much faster.</text:p>
      <text:h text:style-name="P33" text:outline-level="4"><text:soft-page-break/>Secondary Storage</text:h>
      <text:p text:style-name="P34">Accordin<text:span text:style-name="T29">g</text:span> to IntelliJ IDEA’s system requirements, the minimum amount of secondary storage needed to run the software is 3.5 GB.</text:p>
      <text:p text:style-name="P34">Secondary storage is used to hold permanent data, such as software <text:span text:style-name="T30">and</text:span> files. In the development of Space, it will be used to store <text:span text:style-name="T30">software files for both IntelliJ IDEA and the JDK, and the data for the game it</text:span><text:span text:style-name="T31">self.</text:span></text:p>
      <text:h text:style-name="P35" text:outline-level="4">Mouse &amp; Keyboard</text:h>
      <text:p text:style-name="P36">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37">As Java is not installed <text:span text:style-name="T32">on</text:span> the majority of machines by default, anyone wanting to launch the game will also require java to be downloaded.</text:p>
      <text:h text:style-name="P38" text:outline-level="4">Operating System</text:h>
      <text:p text:style-name="P39">According to Java 21’s system requirements, the oldest operating systems compatable are Windows 10, Ubuntu Linux 22.04 LTS, and macOS 11.</text:p>
      <text:p text:style-name="P40">Older operating systems will not be compatable with Java 21, and therefore won’t be <text:span text:style-name="T33">able to launch the game.</text:span></text:p>
      <text:h text:style-name="P41" text:outline-level="4">R<text:span text:style-name="T23">andom Access Memory (RAM)</text:span></text:h>
      <text:p text:style-name="P42">As Space is a text-adventure using minimal graphics, and is programmed in Java – which is a relatively memory-efficient language – a machine would require <text:span text:style-name="T34">less than</text:span> 1 GB to comfortably run the game.</text:p>
      <text:p text:style-name="P42">If the machine did not have enough RAM when running the game, <text:span text:style-name="T35">then it could crash.</text:span></text:p>
      <text:h text:style-name="P43" text:outline-level="4">Central Processing Unit (CPU)</text:h>
      <text:p text:style-name="P44"><text:span text:style-name="T36">As</text:span> <text:span text:style-name="T36">Space</text:span> is a text-adventure using minimal graphics, there aren’t many CPUs that <text:span text:style-name="T37">won</text:span>’t be able to run it. A CPU with multiple cores could be useful to run multithreaded processes, but there will not be many of these and the impact they will have will be minimal.</text:p>
      <text:h text:style-name="P45" text:outline-level="4">Secondary Storage</text:h>
      <text:p text:style-name="P46">To launch the game, the machine will require both Java 21 and the game’s executable file installed. Combined, these will take <text:soft-page-break/>up less than 1 GB, meaning it can be played on virtually any device.</text:p>
      <text:h text:style-name="P47" text:outline-level="4">Keyboard</text:h>
      <text:p text:style-name="P48">As Space is a text-adventure, it is controlled by typing in commands to control your character. To do this, the player will require an English keyboard. A mouse will not be needed at all.</text:p>
      <text:p text:style-name="P48"/>
      <text:h text:style-name="P49" text:outline-level="2"><text:bookmark-start text:name="__RefHeading___Toc1083_1552378923"/>Success Criteria<text:bookmark-end text:name="__RefHeading___Toc1083_1552378923"/></text:h>
      <text:h text:style-name="P50" text:outline-level="3"><text:bookmark-start text:name="__RefHeading___Toc1085_1552378923"/>#1 - Functional GUI<text:bookmark-end text:name="__RefHeading___Toc1085_1552378923"/></text:h>
      <text:h text:style-name="P51" text:outline-level="4">How will it be assessed?</text:h>
      <text:p text:style-name="P52">If the <text:span text:style-name="T38">the game can be played fully through the GUI</text:span> (somewhere to input commands, somewhere for the game to reply to commands, <text:span text:style-name="T38">somewhere to see the room name, somewhere to see player health, and somewhere to see the map).</text:span></text:p>
      <text:h text:style-name="P53" text:outline-level="4">Justification</text:h>
      <text:p text:style-name="P54">If the GUI is not functional, then aspects of the game will not be usable or function correctly, making the game less fun or even impossible to play.</text:p>
      <text:h text:style-name="P55" text:outline-level="3"><text:bookmark-start text:name="__RefHeading___Toc1124_3278434874"/>#2 – Room descriptions<text:bookmark-end text:name="__RefHeading___Toc1124_3278434874"/></text:h>
      <text:h text:style-name="P56" text:outline-level="4">How will it be assessed?</text:h>
      <text:p text:style-name="P57">If rooms are described correctly to the player, listing all items contained within it, and any items contained within them, and it is all formatted correctly.</text:p>
      <text:h text:style-name="P56" text:outline-level="4">Justification</text:h>
      <text:p text:style-name="P57">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58" text:outline-level="3"><text:bookmark-start text:name="__RefHeading___Toc1128_1941775689"/>#3 – <text:span text:style-name="T39">Good c</text:span>ombat system<text:bookmark-end text:name="__RefHeading___Toc1128_1941775689"/></text:h>
      <text:h text:style-name="P59" text:outline-level="4">How will it be assessed?</text:h>
      <text:p text:style-name="P60">Using a questionnaire.</text:p>
      <text:h text:style-name="P59" text:outline-level="4">Justification</text:h>
      <text:p text:style-name="P60">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9</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410</meta:editing-cycles>
    <meta:creation-date>2024-06-13T08:47:00</meta:creation-date>
    <dc:date>2024-09-09T00:17:06.532099739</dc:date>
    <meta:editing-duration>P1DT7H45M55S</meta:editing-duration>
    <meta:generator>LibreOffice/24.8.0.3$MacOSX_AARCH64 LibreOffice_project/0bdf1299c94fe897b119f97f3c613e9dca6be583</meta:generator>
    <meta:document-statistic meta:table-count="1" meta:image-count="5" meta:object-count="0" meta:page-count="19" meta:paragraph-count="209" meta:word-count="4451" meta:character-count="25390" meta:non-whitespace-character-count="21141"/>
    <meta:user-defined meta:name="AppVersion">16.0000</meta:user-defined>
    <meta:template xlink:type="simple" xlink:actuate="onRequest" xlink:title="Normal.dotm" xlink:href=""/>
  </office:meta>
</office:document-meta>
</file>